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</table:table>
      <table:table table:name="Day 5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urvival Rate</text:p>
          </table:table-cell>
          <table:table-cell office:value-type="string" calcext:value-type="string">
            <text:p>Deformity Rate</text:p>
          </table:table-cell>
          <table:table-cell office:value-type="string" calcext:value-type="string">
            <text:p>Hatch Rat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 stunted 1 curved spine</text:p>
          </table:table-cell>
          <table:table-cell table:formula="of:=([.C2]/SUM([.C2];[.E2]))" office:value-type="float" office:value="0.95" calcext:value-type="float">
            <text:p>0.95</text:p>
          </table:table-cell>
          <table:table-cell table:formula="of:=([.F2]/SUM([.C2];[.E2]))" office:value-type="float" office:value="0.15" calcext:value-type="float">
            <text:p>0.15</text:p>
          </table:table-cell>
          <table:table-cell table:formula="of:=([.H2]/[.C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3]/SUM([.C3];[.E3]))" office:value-type="float" office:value="0.9" calcext:value-type="float">
            <text:p>0.9</text:p>
          </table:table-cell>
          <table:table-cell table:formula="of:=([.F3]/SUM([.C3];[.E3]))" office:value-type="float" office:value="0" calcext:value-type="float">
            <text:p>0</text:p>
          </table:table-cell>
          <table:table-cell table:formula="of:=([.H3]/[.C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stunted and curved spine</text:p>
          </table:table-cell>
          <table:table-cell table:formula="of:=([.C4]/SUM([.C4];[.E4]))" office:value-type="float" office:value="0.9" calcext:value-type="float">
            <text:p>0.9</text:p>
          </table:table-cell>
          <table:table-cell table:formula="of:=([.F4]/SUM([.C4];[.E4]))" office:value-type="float" office:value="0.05" calcext:value-type="float">
            <text:p>0.05</text:p>
          </table:table-cell>
          <table:table-cell table:formula="of:=([.H4]/[.C4])" office:value-type="float" office:value="1" calcext:value-type="float">
            <text:p>1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curved spine</text:p>
          </table:table-cell>
          <table:table-cell table:formula="of:=([.C5]/SUM([.C5];[.E5]))" office:value-type="float" office:value="0.9" calcext:value-type="float">
            <text:p>0.9</text:p>
          </table:table-cell>
          <table:table-cell table:formula="of:=([.F5]/SUM([.C5];[.E5]))" office:value-type="float" office:value="0.05" calcext:value-type="float">
            <text:p>0.05</text:p>
          </table:table-cell>
          <table:table-cell table:formula="of:=([.H5]/[.C5])" office:value-type="float" office:value="1" calcext:value-type="float">
            <text:p>1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6]/SUM([.C6];[.E6]))" office:value-type="float" office:value="0.85" calcext:value-type="float">
            <text:p>0.85</text:p>
          </table:table-cell>
          <table:table-cell table:formula="of:=([.F6]/SUM([.C6];[.E6]))" office:value-type="float" office:value="0" calcext:value-type="float">
            <text:p>0</text:p>
          </table:table-cell>
          <table:table-cell table:formula="of:=([.H6]/[.C6])" office:value-type="float" office:value="1" calcext:value-type="float">
            <text:p>1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7]/SUM([.C7];[.E7]))" office:value-type="float" office:value="0.85" calcext:value-type="float">
            <text:p>0.85</text:p>
          </table:table-cell>
          <table:table-cell table:formula="of:=([.F7]/SUM([.C7];[.E7]))" office:value-type="float" office:value="0" calcext:value-type="float">
            <text:p>0</text:p>
          </table:table-cell>
          <table:table-cell table:formula="of:=([.H7]/[.C7])" office:value-type="float" office:value="1" calcext:value-type="float">
            <text:p>1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C8]/SUM([.C8];[.E8]))" office:value-type="float" office:value="0.7" calcext:value-type="float">
            <text:p>0.7</text:p>
          </table:table-cell>
          <table:table-cell table:formula="of:=([.F8]/SUM([.C8];[.E8]))" office:value-type="float" office:value="0" calcext:value-type="float">
            <text:p>0</text:p>
          </table:table-cell>
          <table:table-cell table:formula="of:=([.H8]/[.C8])" office:value-type="float" office:value="1" calcext:value-type="float">
            <text:p>1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9]/SUM([.C9];[.E9]))" office:value-type="float" office:value="0.8" calcext:value-type="float">
            <text:p>0.8</text:p>
          </table:table-cell>
          <table:table-cell table:formula="of:=([.F9]/SUM([.C9];[.E9]))" office:value-type="float" office:value="0" calcext:value-type="float">
            <text:p>0</text:p>
          </table:table-cell>
          <table:table-cell table:formula="of:=([.H9]/[.C9])" office:value-type="float" office:value="1" calcext:value-type="float">
            <text:p>1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0]/SUM([.C10];[.E10]))" office:value-type="float" office:value="0.9" calcext:value-type="float">
            <text:p>0.9</text:p>
          </table:table-cell>
          <table:table-cell table:formula="of:=([.F10]/SUM([.C10];[.E10]))" office:value-type="float" office:value="0" calcext:value-type="float">
            <text:p>0</text:p>
          </table:table-cell>
          <table:table-cell table:formula="of:=([.H10]/[.C10])" office:value-type="float" office:value="1" calcext:value-type="float">
            <text:p>1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no eyes, 1 stunted w/ curved spine</text:p>
          </table:table-cell>
          <table:table-cell table:formula="of:=([.C11]/SUM([.C11];[.E11]))" office:value-type="float" office:value="0.9" calcext:value-type="float">
            <text:p>0.9</text:p>
          </table:table-cell>
          <table:table-cell table:formula="of:=([.F11]/SUM([.C11];[.E11]))" office:value-type="float" office:value="0.1" calcext:value-type="float">
            <text:p>0.1</text:p>
          </table:table-cell>
          <table:table-cell table:formula="of:=([.H11]/[.C11])" office:value-type="float" office:value="1" calcext:value-type="float">
            <text:p>1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C12]/SUM([.C12];[.E12]))" office:value-type="float" office:value="0.75" calcext:value-type="float">
            <text:p>0.75</text:p>
          </table:table-cell>
          <table:table-cell table:formula="of:=([.F12]/SUM([.C12];[.E12]))" office:value-type="float" office:value="0" calcext:value-type="float">
            <text:p>0</text:p>
          </table:table-cell>
          <table:table-cell table:formula="of:=([.H12]/[.C12])" office:value-type="float" office:value="1" calcext:value-type="float">
            <text:p>1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13]/SUM([.C13];[.E13]))" office:value-type="float" office:value="0.85" calcext:value-type="float">
            <text:p>0.85</text:p>
          </table:table-cell>
          <table:table-cell table:formula="of:=([.F13]/SUM([.C13];[.E13]))" office:value-type="float" office:value="0" calcext:value-type="float">
            <text:p>0</text:p>
          </table:table-cell>
          <table:table-cell table:formula="of:=([.H13]/[.C13])" office:value-type="float" office:value="1" calcext:value-type="float">
            <text:p>1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14]/SUM([.C14];[.E14]))" office:value-type="float" office:value="0.85" calcext:value-type="float">
            <text:p>0.85</text:p>
          </table:table-cell>
          <table:table-cell table:formula="of:=([.F14]/SUM([.C14];[.E14]))" office:value-type="float" office:value="0" calcext:value-type="float">
            <text:p>0</text:p>
          </table:table-cell>
          <table:table-cell table:formula="of:=([.H14]/[.C14])" office:value-type="float" office:value="1" calcext:value-type="float">
            <text:p>1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15]/SUM([.C15];[.E15]))" office:value-type="float" office:value="0.85" calcext:value-type="float">
            <text:p>0.85</text:p>
          </table:table-cell>
          <table:table-cell table:formula="of:=([.F15]/SUM([.C15];[.E15]))" office:value-type="float" office:value="0" calcext:value-type="float">
            <text:p>0</text:p>
          </table:table-cell>
          <table:table-cell table:formula="of:=([.H15]/[.C15])" office:value-type="float" office:value="1" calcext:value-type="float">
            <text:p>1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16]/SUM([.C16];[.E16]))" office:value-type="float" office:value="0.8" calcext:value-type="float">
            <text:p>0.8</text:p>
          </table:table-cell>
          <table:table-cell table:formula="of:=([.F16]/SUM([.C16];[.E16]))" office:value-type="float" office:value="0" calcext:value-type="float">
            <text:p>0</text:p>
          </table:table-cell>
          <table:table-cell table:formula="of:=([.H16]/[.C16])" office:value-type="float" office:value="1" calcext:value-type="float">
            <text:p>1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C17]/SUM([.C17];[.E17]))" office:value-type="float" office:value="0.95" calcext:value-type="float">
            <text:p>0.95</text:p>
          </table:table-cell>
          <table:table-cell table:formula="of:=([.F17]/SUM([.C17];[.E17]))" office:value-type="float" office:value="0" calcext:value-type="float">
            <text:p>0</text:p>
          </table:table-cell>
          <table:table-cell table:formula="of:=([.H17]/[.C17])" office:value-type="float" office:value="1" calcext:value-type="float">
            <text:p>1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nted</text:p>
          </table:table-cell>
          <table:table-cell table:formula="of:=([.C18]/SUM([.C18];[.E18]))" office:value-type="float" office:value="0.95" calcext:value-type="float">
            <text:p>0.95</text:p>
          </table:table-cell>
          <table:table-cell table:formula="of:=([.F18]/SUM([.C18];[.E18]))" office:value-type="float" office:value="0.05" calcext:value-type="float">
            <text:p>0.05</text:p>
          </table:table-cell>
          <table:table-cell table:formula="of:=([.H18]/[.C18])" office:value-type="float" office:value="1" calcext:value-type="float">
            <text:p>1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19]/SUM([.C19];[.E19]))" office:value-type="float" office:value="0.8" calcext:value-type="float">
            <text:p>0.8</text:p>
          </table:table-cell>
          <table:table-cell table:formula="of:=([.F19]/SUM([.C19];[.E19]))" office:value-type="float" office:value="0" calcext:value-type="float">
            <text:p>0</text:p>
          </table:table-cell>
          <table:table-cell table:formula="of:=([.H19]/[.C19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00-00-00</text:date>, <text:time style:data-style-name="N2" text:time-value="16:45:30.36987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1-09T16:48:55.431238006</dc:date>
    <meta:editing-duration>PT16M49S</meta:editing-duration>
    <meta:editing-cycles>7</meta:editing-cycles>
    <meta:generator>LibreOffice/6.4.7.2$Linux_X86_64 LibreOffice_project/40$Build-2</meta:generator>
    <meta:document-statistic meta:table-count="2" meta:cell-count="383" meta:object-count="0"/>
  </office:meta>
</office:document-meta>
</file>